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Datei</text:p>
          </table:table-cell>
          <table:table-cell table:style-name="Tabelle1.A1" office:value-type="string">
            <text:p text:style-name="Table_20_Contents">Quelle</text:p>
          </table:table-cell>
          <table:table-cell table:style-name="Tabelle1.C1" office:value-type="string">
            <text:p text:style-name="Table_20_Contents">Namen</text:p>
          </table:table-cell>
        </table:table-row>
        <table:table-row>
          <table:table-cell table:style-name="Tabelle1.A2" office:value-type="string">
            <text:p text:style-name="Table_20_Contents">base_out_atlas</text:p>
            <text:p text:style-name="Table_20_Contents">terrain_atlas</text:p>
          </table:table-cell>
          <table:table-cell table:style-name="Tabelle1.A2" office:value-type="string">
            <text:p text:style-name="Table_20_Contents">https://opengameart.org/content/lpc-tile-atlas</text:p>
          </table:table-cell>
          <table:table-cell table:style-name="Tabelle1.C2" office:value-type="string">
            <text:p text:style-name="Table_20_Contents">LPC participants:<text:line-break/>----------------<text:line-break/><text:line-break/>Casper Nilsson<text:line-break/><text:tab/>*GNU GPL 3.0 or later<text:line-break/><text:tab/>email: casper.nilsson@gmail.com<text:line-break/><text:tab/>Freenode: CasperN<text:line-break/><text:tab/>OpenGameArt.org: C.Nilsson<text:line-break/><text:tab/><text:line-break/> - LPC C.Nilsson (2D art)<text:line-break/><text:line-break/>Daniel Eddeland <text:line-break/><text:tab/>*GNU GPL 3.0 or later<text:line-break/> - Tilesets of plants, props, food and environments, suitable for farming / fishing sims and other games. <text:line-break/> - Includes wheat, grass, sand tilesets, fence tilesets and plants such as corn and tomato. <text:line-break/><text:line-break/><text:line-break/>Johann CHARLOT <text:line-break/><text:tab/>*GNU LGPL Version 3. <text:line-break/><text:tab/>*Later versions are permitted.<text:line-break/><text:tab/>Homepage <text:s/>http://poufpoufproduction.fr<text:line-break/><text:tab/>Email <text:s text:c="4"/>johannc@poufpoufproduction.fr<text:line-break/><text:tab/><text:line-break/> - Shoot'em up graphic kit<text:line-break/><text:line-break/>Skyler Robert Colladay <text:line-break/><text:line-break/> - FeralFantom's Entry (2D art)<text:line-break/><text:line-break/>BASE assets:<text:line-break/>------------<text:line-break/><text:line-break/>Lanea Zimmerman (AKA Sharm)<text:line-break/>~~~~~~~~~~~~~~~~~~~~~~~~~~~<text:line-break/><text:line-break/> - barrel.png<text:line-break/> - brackish.png<text:line-break/><text:soft-page-break/> - buckets.png<text:line-break/> - bridges.png<text:line-break/> - cabinets.png<text:line-break/> - cement.png<text:line-break/> - cementstair.png<text:line-break/> - chests.png<text:line-break/> - country.png<text:line-break/> - cup.png<text:line-break/> - dirt2.png<text:line-break/> - dirt.png<text:line-break/> - dungeon.png<text:line-break/> - grassalt.png<text:line-break/> - grass.png<text:line-break/> - holek.png<text:line-break/> - holemid.png<text:line-break/> - hole.png<text:line-break/> - house.png<text:line-break/> - inside.png<text:line-break/> - kitchen.png<text:line-break/> - lava.png<text:line-break/> - lavarock.png<text:line-break/> - mountains.png<text:line-break/> - rock.png<text:line-break/> - shadow.png<text:line-break/> - signs.png<text:line-break/> - stairs.png<text:line-break/> - treetop.png<text:line-break/> - trunk.png<text:line-break/> - waterfall.png<text:line-break/> - watergrass.png<text:line-break/> - water.png<text:line-break/> - princess.png and princess.xcf<text:line-break/><text:line-break/><text:line-break/>Stephen Challener (AKA Redshrike)<text:line-break/>~~~~~~~~~~~~~~~~~~~~~~~~~~~~~~~~~<text:line-break/><text:line-break/> - female_walkcycle.png<text:line-break/> - female_hurt.png<text:line-break/> - female_slash.png<text:line-break/> - female_spellcast.png<text:line-break/> - male_walkcycle.png<text:line-break/> - male_hurt.png<text:line-break/> - male_slash.png<text:line-break/> - male_spellcast.png<text:line-break/> - male_pants.png<text:line-break/> - male_hurt_pants.png<text:line-break/> - male_fall_down_pants.png<text:line-break/> - male_slash_pants.png<text:line-break/><text:line-break/><text:soft-page-break/><text:line-break/>Charles Sanchez (AKA CharlesGabriel)<text:line-break/>~~~~~~~~~~~~~~~~~~~~~~~~~~~~~~~~~~~~<text:line-break/><text:line-break/> - bat.png<text:line-break/> - bee.png<text:line-break/> - big_worm.png<text:line-break/> - eyeball.png<text:line-break/> - ghost.png<text:line-break/> - man_eater_flower.png<text:line-break/> - pumpking.png<text:line-break/> - slime.png<text:line-break/> - small_worm.png<text:line-break/> - snake.png<text:line-break/><text:line-break/><text:line-break/>Manuel Riecke (AKA MrBeast)<text:line-break/>~~~~~~~~~~~~~~~~~~~~~~~~~~~<text:line-break/><text:line-break/> - hairfemale.png and hairfemale.xcf<text:line-break/> - hairmale.png and hairmale.xcf<text:line-break/> - soldier.png<text:line-break/> - soldier_altcolor.png<text:line-break/><text:line-break/><text:line-break/>Daniel Armstrong (AKA HughSpectrum)<text:line-break/>~~~~~~~~~~~~~~~~~~~~~~~~~~~~~~~~~~~<text:line-break/><text:line-break/>Castle work:<text:line-break/><text:line-break/> - castlewalls.png<text:line-break/> - castlefloors.png<text:line-break/> - castle_outside.png<text:line-break/> - castlefloors_outside.png<text:line-break/> - castle_lightsources.png<text:line-break/></text:p>
          </table:table-cell>
        </table:table-row>
        <table:table-row>
          <table:table-cell table:style-name="Tabelle1.A2" office:value-type="string">
            <text:p text:style-name="Table_20_Contents">Castle2</text:p>
          </table:table-cell>
          <table:table-cell table:style-name="Tabelle1.A2" office:value-type="string">
            <text:p text:style-name="Table_20_Contents">https://opengameart.org/content/castle-tiles-for-rpgs</text:p>
          </table:table-cell>
          <table:table-cell table:style-name="Tabelle1.C2" office:value-type="string">
            <text:p text:style-name="Table_20_Contents">Zabin, Hyptosis, and Danial Cook. https://opengameart.org/content/castle-tiles-for-rpgs </text:p>
          </table:table-cell>
        </table:table-row>
        <table:table-row>
          <table:table-cell table:style-name="Tabelle1.A2" office:value-type="string">
            <text:p text:style-name="Table_20_Contents">Fantasy</text:p>
          </table:table-cell>
          <table:table-cell table:style-name="Tabelle1.A2" office:value-type="string">
            <text:p text:style-name="Table_20_Contents"><text:a xlink:type="simple" xlink:href="https://pipoya.itch.io/pipoya-rpg-tileset-32x32" text:style-name="Internet_20_link" text:visited-style-name="Visited_20_Internet_20_Link">https://pipoya.itch.io/pipoya-rpg-tileset-32x32</text:a></text:p>
          </table:table-cell>
          <table:table-cell table:style-name="Tabelle1.C2" office:value-type="string">
            <text:p text:style-name="Table_20_Contents">Pipoya</text:p>
          </table:table-cell>
        </table:table-row>
        <table:table-row>
          <table:table-cell table:style-name="Tabelle1.A2" office:value-type="string">
            <text:p text:style-name="Table_20_Contents">Katakomben</text:p>
          </table:table-cell>
          <table:table-cell table:style-name="Tabelle1.A2" office:value-type="string">
            <text:p text:style-name="Table_20_Contents">https://cubebrush.co/oucemar/products/jptzzg/dungeon-mini-<text:soft-page-break/>tileset</text:p>
          </table:table-cell>
          <table:table-cell table:style-name="Tabelle1.C2" office:value-type="string">
            <text:p text:style-name="Table_20_Contents">Raou</text:p>
          </table:table-cell>
        </table:table-row>
        <table:table-row>
          <table:table-cell table:style-name="Tabelle1.A2" office:value-type="string">
            <text:p text:style-name="Table_20_Contents">1_Generic_32x32</text:p>
            <text:p text:style-name="Table_20_Contents">(modern interiors)</text:p>
          </table:table-cell>
          <table:table-cell table:style-name="Tabelle1.A2" office:value-type="string">
            <text:p text:style-name="Table_20_Contents">https://limezu.itch.io/</text:p>
          </table:table-cell>
          <table:table-cell table:style-name="Tabelle1.C2" office:value-type="string">
            <text:p text:style-name="Table_20_Contents"><text:a xlink:type="simple" xlink:href="https://limezu.itch.io/" text:style-name="Internet_20_link" text:visited-style-name="Visited_20_Internet_20_Link">https://limezu.itch.io/</text:a> (gekauft)</text:p>
          </table:table-cell>
        </table:table-row>
        <table:table-row>
          <table:table-cell table:style-name="Tabelle1.A2" office:value-type="string">
            <text:p text:style-name="Table_20_Contents">Modern exteriors</text:p>
          </table:table-cell>
          <table:table-cell table:style-name="Tabelle1.A2" office:value-type="string">
            <text:p text:style-name="Table_20_Contents">https://limezu.itch.io/</text:p>
          </table:table-cell>
          <table:table-cell table:style-name="Tabelle1.C2" office:value-type="string">
            <text:p text:style-name="Table_20_Contents"><text:a xlink:type="simple" xlink:href="https://limezu.itch.io/" text:style-name="Internet_20_link" text:visited-style-name="Visited_20_Internet_20_Link">https://limezu.itch.io/</text:a> (gekauft)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12S</meta:editing-duration>
    <meta:editing-cycles>13</meta:editing-cycles>
    <meta:generator>OpenOffice/4.1.11$Win32 OpenOffice.org_project/4111m1$Build-9808</meta:generator>
    <dc:date>2023-01-19T11:52:22.65</dc:date>
    <dc:creator>T R</dc:creator>
    <meta:document-statistic meta:table-count="1" meta:image-count="0" meta:object-count="0" meta:page-count="4" meta:paragraph-count="23" meta:word-count="284" meta:character-count="2723"/>
    <meta:user-defined meta:name="Info 1"/>
    <meta:user-defined meta:name="Info 2"/>
    <meta:user-defined meta:name="Info 3"/>
    <meta:user-defined meta:name="Info 4"/>
  </office:meta>
</office:document-meta>
</file>